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1. Implementing all pair of Shortest path for a graph(Floyed-Warshall Algorithm) </text:span></text:p>
      <text:p text:style-name="P1"><text:span text:style-name="T1">Algo:Already given in GitHub</text:span></text:p>
      <text:p text:style-name="P1"><text:span text:style-name="T1">C Program:</text:span></text:p>
      <text:p text:style-name="P1"><text:span text:style-name="T1"/></text:p>
      <text:p text:style-name="P1"><text:span text:style-name="T2">#include &lt;stdio.h&gt;</text:span></text:p>
      <text:p text:style-name="P1"><text:span text:style-name="T2">int cost[10][10],A[10][10],n;</text:span></text:p>
      <text:p text:style-name="P1"><text:span text:style-name="T2">int min(int,int);</text:span></text:p>
      <text:p text:style-name="P1"><text:span text:style-name="T2">void all_pair();</text:span></text:p>
      <text:p text:style-name="P1"><text:span text:style-name="T2">int main()</text:span></text:p>
      <text:p text:style-name="P1"><text:span text:style-name="T2">{</text:span></text:p>
      <text:p text:style-name="P1"><text:span text:style-name="T2"><text:s text:c="4"/>int i,j;</text:span></text:p>
      <text:p text:style-name="P1"><text:span text:style-name="T2"><text:s text:c="4"/>printf("Enter the no of vertices\n");</text:span></text:p>
      <text:p text:style-name="P1"><text:span text:style-name="T2"><text:s text:c="4"/>scanf("%d",&amp;n);</text:span></text:p>
      <text:p text:style-name="P1"><text:span text:style-name="T2"><text:s text:c="4"/>//code for entering the cost adjacency matrix of the graph</text:span></text:p>
      <text:p text:style-name="P1"><text:span text:style-name="T2"><text:s text:c="4"/>printf("Enter the cost matrix\n");</text:span></text:p>
      <text:p text:style-name="P1"><text:span text:style-name="T2"><text:s text:c="4"/>for(i=0;i&lt;n;i++)</text:span></text:p>
      <text:p text:style-name="P1"><text:span text:style-name="T2"><text:s text:c="8"/>for(j=0;j&lt;n;j++)</text:span></text:p>
      <text:p text:style-name="P1"><text:span text:style-name="T2"><text:s text:c="12"/>scanf("%d",&amp;cost[i][j]);</text:span></text:p>
      <text:p text:style-name="P1"><text:span text:style-name="T2"><text:s text:c="12"/>//colling the algo</text:span></text:p>
      <text:p text:style-name="P1"><text:span text:style-name="T2"><text:s text:c="4"/>all_pair();</text:span></text:p>
      <text:p text:style-name="P1"><text:span text:style-name="T2"><text:s text:c="4"/>//printing the result</text:span></text:p>
      <text:p text:style-name="P1"><text:span text:style-name="T2"><text:s text:c="4"/>printf("The distance of all pairs\n");</text:span></text:p>
      <text:p text:style-name="P1"><text:span text:style-name="T2"><text:s text:c="4"/>for(i=0;i&lt;n;i++)</text:span></text:p>
      <text:p text:style-name="P1"><text:span text:style-name="T2"><text:s text:c="8"/>//printf("\n");</text:span></text:p>
      <text:p text:style-name="P1"><text:span text:style-name="T2"><text:s text:c="8"/>for(j=0;j&lt;n;j++)</text:span></text:p>
      <text:p text:style-name="P1"><text:span text:style-name="T2"><text:s text:c="12"/>printf("%d",<text:s text:c="5"/>A[i][j]);</text:span></text:p>
      <text:p text:style-name="P1"><text:span text:style-name="T2"><text:s text:c="4"/>return 0;</text:span></text:p>
      <text:p text:style-name="P1"><text:span text:style-name="T2"><text:s text:c="4"/>}</text:span></text:p>
      <text:p text:style-name="P1"><text:span text:style-name="T2"><text:s text:c="4"/>void all_pair()</text:span></text:p>
      <text:p text:style-name="P1"><text:span text:style-name="T2"><text:s text:c="4"/>{</text:span></text:p>
      <text:p text:style-name="P1"><text:span text:style-name="T2"><text:s text:c="8"/>int i,j,k;</text:span></text:p>
      <text:p text:style-name="P1"><text:span text:style-name="T2"><text:s text:c="8"/>for(i=0;i&lt;n;i++)</text:span></text:p>
      <text:p text:style-name="P1"><text:span text:style-name="T2"><text:s text:c="12"/>for(j=0;j&lt;n;j++)</text:span></text:p>
      <text:p text:style-name="P1"><text:span text:style-name="T2"><text:s text:c="16"/>A[i][j]=cost[i][j];</text:span></text:p>
      <text:p text:style-name="P1"><text:span text:style-name="T2"><text:s text:c="8"/>for(k=0;k&lt;n;k++)<text:s text:c="8"/></text:span></text:p>
      <text:p text:style-name="P1"><text:span text:style-name="T2"><text:s text:c="12"/>for(i=0;i&lt;n;i++)</text:span></text:p>
      <text:p text:style-name="P1"><text:span text:style-name="T2"><text:s text:c="16"/>for(j=0;j&lt;n;j++)</text:span></text:p>
      <text:p text:style-name="P1"><text:span text:style-name="T2"><text:s text:c="20"/>A[i][j]=min(A[i][j],A[i][k]+A[k][j]);</text:span></text:p>
      <text:p text:style-name="P1"><text:span text:style-name="T2"><text:s text:c="4"/>}</text:span></text:p>
      <text:p text:style-name="P1"><text:span text:style-name="T2"><text:s text:c="4"/>int min(int x,int y)</text:span></text:p>
      <text:p text:style-name="P1"><text:span text:style-name="T2"><text:s text:c="4"/>{</text:span></text:p>
      <text:p text:style-name="P1"><text:span text:style-name="T2"><text:s text:c="8"/>if(x&lt;y)</text:span></text:p>
      <text:p text:style-name="P1"><text:span text:style-name="T2"><text:s text:c="12"/>return x;</text:span></text:p>
      <text:p text:style-name="P1"><text:span text:style-name="T2"><text:s text:c="8"/>else</text:span></text:p>
      <text:p text:style-name="P1"><text:span text:style-name="T2"><text:s text:c="12"/>return y;</text:span></text:p>
      <text:p text:style-name="P1"><text:span text:style-name="T2"><text:s text:c="4"/>}</text:span></text:p>
      <text:p text:style-name="P1"><text:span text:style-name="T2"/></text:p>
      <text:p text:style-name="P1"><text:span text:style-name="T3">input:</text:span></text:p>
      <text:p text:style-name="P1"><text:span text:style-name="T4"/></text:p>
      <text:p text:style-name="P2"><draw:frame text:anchor-type="as-char" svg:width="53.45mm" svg:height="55.30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>cost=(<text:s text:c="4"/>0<text:tab/>5<text:tab/></text:span><text:span text:style-name="T5">∞</text:span><text:span text:style-name="T6"><text:tab/></text:span><text:span text:style-name="T7">∞</text:span></text:p>
      <text:p text:style-name="P3"><text:span text:style-name="T8"><text:s text:c="8"/><text:tab/><text:s/></text:span><text:span text:style-name="T9">∞</text:span><text:span text:style-name="T10"><text:tab/>0<text:tab/>1<text:tab/></text:span><text:span text:style-name="T11">∞</text:span></text:p>
      <text:p text:style-name="P3"><text:span text:style-name="T12"><text:s text:c="9"/><text:tab/> 8<text:tab/></text:span><text:span text:style-name="T13">∞</text:span><text:span text:style-name="T14"><text:tab/>0<text:tab/>3</text:span></text:p>
      <text:p text:style-name="P3"><text:span text:style-name="T14"><text:s text:c="8"/><text:tab/><text:s text:c="2"/>2<text:tab/></text:span><text:span text:style-name="T15">∞</text:span><text:span text:style-name="T16"><text:tab/></text:span><text:span text:style-name="T17">∞</text:span><text:span text:style-name="T18"><text:tab/>0 )</text:span></text:p>
      <text:p text:style-name="P3"><text:span text:style-name="T18">consider<text:s/></text:span><text:span text:style-name="T19">∞</text:span><text:span text:style-name="T20"><text:s/>as 100</text:span></text:p>
      <text:p text:style-name="P3"><text:span text:style-name="T21">cost=(<text:s text:c="4"/>0<text:tab/>5<text:tab/>100</text:span><text:span text:style-name="T22"><text:tab/>100</text:span><text:span text:style-name="T23"/></text:p>
      <text:p text:style-name="P3"><text:span text:style-name="T24"><text:s text:c="15"/>100<text:s text:c="11"/>0<text:s text:c="15"/>1<text:s text:c="12"/>100</text:span><text:span text:style-name="T25"/></text:p>
      <text:p text:style-name="P3"><text:span text:style-name="T26"><text:s text:c="9"/><text:tab/> 8<text:tab/></text:span><text:span text:style-name="T27">100<text:s text:c="11"/>0<text:s text:c="13"/>3</text:span><text:span text:style-name="T28"/></text:p>
      <text:p text:style-name="P3"><text:span text:style-name="T28"><text:s text:c="8"/><text:tab/><text:s text:c="2"/>2<text:tab/>100<text:s text:c="12"/>100<text:s text:c="10"/>0)</text:span></text:p>
      <text:p text:style-name="P3"><text:span text:style-name="T28"/></text:p>
      <text:p text:style-name="P3"><text:span text:style-name="T29">Output:</text:span></text:p>
      <text:p text:style-name="P3"><text:span text:style-name="T30"/></text:p>
      <text:p text:style-name="P3"><text:span text:style-name="T31">enter<text:s text:c="3"/>the no<text:s text:c="2"/>of vertices</text:span><text:span text:style-name="T32"><text:s text:c="82"/></text:span></text:p>
      <text:p text:style-name="P3"><text:span text:style-name="T32">4<text:s text:c="126"/></text:span></text:p>
      <text:p text:style-name="P3"><text:span text:style-name="T32">Enter the cost matrix<text:s text:c="106"/></text:span></text:p>
      <text:p text:style-name="P3"><text:span text:style-name="T32">0 5 100 100<text:s text:c="116"/></text:span></text:p>
      <text:p text:style-name="P3"><text:span text:style-name="T32">100 0 1 100<text:s text:c="116"/></text:span></text:p>
      <text:p text:style-name="P3"><text:span text:style-name="T32">8 100 0 3<text:s text:c="118"/></text:span></text:p>
      <text:p text:style-name="P3"><text:span text:style-name="T32">2 100 100 0<text:s text:c="116"/></text:span></text:p>
      <text:p text:style-name="P3"><text:span text:style-name="T32">The distance of all pairs<text:s text:c="102"/></text:span></text:p>
      <text:p text:style-name="P3"><text:span text:style-name="T32"><text:s text:c="127"/></text:span></text:p>
      <text:p text:style-name="P3"><text:span text:style-name="T32"><text:s text:c="5"/>0<text:s text:c="4"/>5<text:s text:c="4"/>6<text:s text:c="4"/>9<text:s text:c="106"/></text:span></text:p>
      <text:p text:style-name="P3"><text:span text:style-name="T32"><text:s text:c="5"/>6<text:s text:c="4"/>0<text:s text:c="4"/>1<text:s text:c="4"/>4<text:s text:c="106"/></text:span></text:p>
      <text:p text:style-name="P3"><text:span text:style-name="T32"><text:s text:c="5"/>5<text:s text:c="4"/>10<text:s text:c="4"/>0<text:s text:c="4"/>3<text:s text:c="105"/></text:span></text:p>
      <text:p text:style-name="P3"><text:span text:style-name="T32"><text:s text:c="5"/>2<text:s text:c="4"/>7<text:s text:c="4"/>8<text:s text:c="4"/>0<text:s text:c="3"/></text:span></text:p>
      <text:p text:style-name="P3"><text:span text:style-name="T33"/></text:p>
      <text:p text:style-name="P3"><text:span text:style-name="T33">-------------------------------------------------------------------------------</text:span></text:p>
      <text:p text:style-name="P3"><text:span text:style-name="T33"/></text:p>
      <text:p text:style-name="P3"><text:span text:style-name="T33"/></text:p>
      <text:p text:style-name="P3"><text:span text:style-name="T34">2. Implementing Matrix chain multiplication </text:span></text:p>
      <text:p text:style-name="P3"><text:span text:style-name="T34">Algo:Already given in GitHub</text:span></text:p>
      <text:p text:style-name="P3"><text:span text:style-name="T34">C Program:</text:span></text:p>
      <text:p text:style-name="P3"><text:span text:style-name="T35">#include &lt;stdio.h&gt;</text:span></text:p>
      <text:p text:style-name="P3"><text:span text:style-name="T35">int p[5];//={3,5,10,2,5};</text:span></text:p>
      <text:p text:style-name="P3"><text:span text:style-name="T35">int m[5][5];</text:span></text:p>
      <text:p text:style-name="P3"><text:span text:style-name="T35">void MCM(int);</text:span></text:p>
      <text:p text:style-name="P3"><text:span text:style-name="T35">int min(int,int);</text:span></text:p>
      <text:p text:style-name="P3"><text:span text:style-name="T35"/></text:p>
      <text:p text:style-name="P3"><text:span text:style-name="T35">int main()</text:span></text:p>
      <text:p text:style-name="P3"><text:span text:style-name="T35">{</text:span></text:p>
      <text:p text:style-name="P3"><text:span text:style-name="T35"><text:s text:c="4"/>int n,i,j;</text:span></text:p>
      <text:p text:style-name="P3"><text:span text:style-name="T35"><text:s text:c="4"/>printf("Enter the no of matrices to multiply \n");</text:span></text:p>
      <text:p text:style-name="P3"><text:span text:style-name="T35"><text:s text:c="4"/>scanf("%d",&amp;n);</text:span></text:p>
      <text:p text:style-name="P3"><text:span text:style-name="T35"><text:s text:c="4"/>printf("Enter the dimention array p: \n");</text:span></text:p>
      <text:p text:style-name="P3"><text:span text:style-name="T35"><text:s text:c="4"/>for(i=0;i&lt;=n;i++)</text:span></text:p>
      <text:p text:style-name="P3"><text:span text:style-name="T35"><text:s text:c="4"/>scanf("%d",&amp;p[i]);</text:span></text:p>
      <text:p text:style-name="P3"><text:span text:style-name="T35"><text:s text:c="4"/>MCM(n);</text:span></text:p>
      <text:p text:style-name="P3"><text:span text:style-name="T35"><text:s text:c="3"/></text:span></text:p>
      <text:p text:style-name="P3"><text:span text:style-name="T35"><text:s text:c="4"/>printf("\n Minimum cost of multiplication of all matrices are:%d",m[1][4]);</text:span></text:p>
      <text:p text:style-name="P3"><text:span text:style-name="T35"/></text:p>
      <text:p text:style-name="P3"><text:span text:style-name="T35"><text:s text:c="4"/>return 0;</text:span></text:p>
      <text:p text:style-name="P3"><text:span text:style-name="T35">}</text:span></text:p>
      <text:p text:style-name="P3"><text:span text:style-name="T35"/></text:p>
      <text:p text:style-name="P3"><text:span text:style-name="T35">void MCM(int n)</text:span></text:p>
      <text:p text:style-name="P3"><text:span text:style-name="T35">{</text:span></text:p>
      <text:p text:style-name="P3"><text:span text:style-name="T35"><text:s text:c="4"/>int i,j,k,x;</text:span></text:p>
      <text:p text:style-name="P3"><text:span text:style-name="T35"><text:s text:c="4"/>for(i=1;i&lt;=n;i++)</text:span></text:p>
      <text:p text:style-name="P3"><text:span text:style-name="T35"><text:s text:c="8"/>m[i][i]=0;</text:span></text:p>
      <text:p text:style-name="P3"><text:span text:style-name="T35"><text:s text:c="4"/>x=2;</text:span></text:p>
      <text:p text:style-name="P3"><text:span text:style-name="T35"><text:s text:c="4"/>for(i=1;i&lt;=n-1;i++)</text:span></text:p>
      <text:p text:style-name="P3"><text:span text:style-name="T35"><text:s text:c="4"/>{</text:span></text:p>
      <text:p text:style-name="P3"><text:span text:style-name="T35"><text:s text:c="8"/>j=x;</text:span></text:p>
      <text:p text:style-name="P3"><text:span text:style-name="T35"><text:s text:c="8"/>while(j&lt;=n)</text:span></text:p>
      <text:p text:style-name="P3"><text:span text:style-name="T35"><text:s text:c="8"/>{</text:span></text:p>
      <text:p text:style-name="P3"><text:span text:style-name="T35"><text:s text:c="13"/>m[i][j]=1000 ;</text:span></text:p>
      <text:p text:style-name="P3"><text:span text:style-name="T35"><text:s text:c="12"/>j++;</text:span></text:p>
      <text:p text:style-name="P3"><text:span text:style-name="T35"><text:s text:c="8"/>}</text:span></text:p>
      <text:p text:style-name="P3"><text:span text:style-name="T35"><text:s text:c="8"/>x++;</text:span></text:p>
      <text:p text:style-name="P3"><text:span text:style-name="T35"><text:s text:c="4"/>}</text:span></text:p>
      <text:p text:style-name="P3"><text:span text:style-name="T35"><text:s text:c="4"/></text:span></text:p>
      <text:p text:style-name="P3"><text:span text:style-name="T35"><text:s text:c="4"/>x=2;</text:span></text:p>
      <text:p text:style-name="P3"><text:span text:style-name="T35"><text:s text:c="4"/>while(x&lt;=n)</text:span></text:p>
      <text:p text:style-name="P3"><text:span text:style-name="T35"><text:s text:c="4"/>{</text:span></text:p>
      <text:p text:style-name="P3"><text:span text:style-name="T35"><text:s text:c="8"/>i=1;</text:span></text:p>
      <text:p text:style-name="P3"><text:span text:style-name="T35"><text:s text:c="8"/>j=x;</text:span></text:p>
      <text:p text:style-name="P3"><text:span text:style-name="T35"><text:s text:c="8"/>while(i&lt;=n)</text:span></text:p>
      <text:p text:style-name="P3"><text:span text:style-name="T35"><text:s text:c="8"/>{</text:span></text:p>
      <text:p text:style-name="P3"><text:span text:style-name="T35"><text:s text:c="12"/>if(j&lt;=n)</text:span></text:p>
      <text:p text:style-name="P3"><text:span text:style-name="T35"><text:s text:c="12"/>{</text:span></text:p>
      <text:p text:style-name="P3"><text:span text:style-name="T35"><text:s text:c="16"/>for(k=i;k&lt;=j-1;k++)</text:span></text:p>
      <text:p text:style-name="P3"><text:span text:style-name="T35"><text:s text:c="16"/>{</text:span></text:p>
      <text:p text:style-name="P3"><text:span text:style-name="T35"><text:s text:c="20"/>m[i][j]=min(m[i][j],m[i][k]+m[k+1][j]+p[i-1]*p[k]*p[j]);</text:span></text:p>
      <text:p text:style-name="P3"><text:span text:style-name="T35"><text:s text:c="16"/>}</text:span></text:p>
      <text:p text:style-name="P3"><text:span text:style-name="T35"><text:s text:c="16"/>j++;</text:span></text:p>
      <text:p text:style-name="P3"><text:span text:style-name="T35"><text:s text:c="12"/>}</text:span></text:p>
      <text:p text:style-name="P3"><text:span text:style-name="T35"><text:s text:c="12"/>i++;</text:span></text:p>
      <text:p text:style-name="P3"><text:span text:style-name="T35"><text:s text:c="8"/>}</text:span></text:p>
      <text:p text:style-name="P3"><text:span text:style-name="T35"><text:s text:c="8"/>x++;</text:span></text:p>
      <text:p text:style-name="P3"><text:span text:style-name="T35"><text:s text:c="4"/>}</text:span></text:p>
      <text:p text:style-name="P3"><text:span text:style-name="T35"><text:s text:c="3"/>// return m[1][n];</text:span></text:p>
      <text:p text:style-name="P3"><text:span text:style-name="T35">}</text:span></text:p>
      <text:p text:style-name="P3"><text:span text:style-name="T35">int min(int a,int b)</text:span></text:p>
      <text:p text:style-name="P3"><text:span text:style-name="T35">{</text:span></text:p>
      <text:p text:style-name="P3"><text:span text:style-name="T35"><text:s text:c="4"/>if(a&lt;b)</text:span></text:p>
      <text:p text:style-name="P3"><text:span text:style-name="T35"><text:s text:c="8"/>return a;</text:span></text:p>
      <text:p text:style-name="P3"><text:span text:style-name="T35"><text:s text:c="4"/>else</text:span></text:p>
      <text:p text:style-name="P3"><text:span text:style-name="T35"><text:s text:c="8"/>return b;</text:span></text:p>
      <text:p text:style-name="P3"><text:span text:style-name="T35">}</text:span><text:span text:style-name="T36"/></text:p>
      <text:p text:style-name="P3"><text:span text:style-name="T36"/></text:p>
      <text:p text:style-name="P3"><text:span text:style-name="T37"><text:s text:c="8"/></text:span></text:p>
      <text:p text:style-name="P3"><text:span text:style-name="T38"><text:s/>Input:</text:span></text:p>
      <text:p text:style-name="P3"><text:span text:style-name="T39">First matrix dimention : A1=3*5</text:span></text:p>
      <text:p text:style-name="P3"><text:span text:style-name="T39">Second matrix dimention:A2=5*10</text:span></text:p>
      <text:p text:style-name="P3"><text:span text:style-name="T39">Third matrix dimention: A3= 10*2</text:span></text:p>
      <text:p text:style-name="P3"><text:span text:style-name="T39">Forth matrix dimention: A4=2*5</text:span></text:p>
      <text:p text:style-name="P3"><text:span text:style-name="T39"/></text:p>
      <text:p text:style-name="P3"><text:span text:style-name="T40">Output:</text:span></text:p>
      <text:p text:style-name="P3"><text:span text:style-name="T41"/></text:p>
      <text:p text:style-name="P3"><text:span text:style-name="T41"/></text:p>
      <text:p text:style-name="P3"><text:span text:style-name="T41">Enter the no of matrices to multiply<text:s text:c="45"/></text:span></text:p>
      <text:p text:style-name="P3"><text:span text:style-name="T41">4<text:s text:c="80"/></text:span></text:p>
      <text:p text:style-name="P3"><text:span text:style-name="T41">Enter the dimention array p:<text:s text:c="53"/></text:span></text:p>
      <text:p text:style-name="P3"><text:span text:style-name="T41">3 5 10 2 5<text:s text:c="71"/></text:span></text:p>
      <text:p text:style-name="P3"><text:span text:style-name="T41"><text:s text:c="81"/></text:span></text:p>
      <text:p text:style-name="P3"><text:span text:style-name="T41"><text:s/>Minimum cost of multiplication of all matrices are:160</text:span></text:p>
      <text:p text:style-name="P3"><text:span text:style-name="T41"/></text:p>
      <text:p text:style-name="P3"><text:span text:style-name="T41">----------------------------------------------------------------</text:span></text:p>
      <text:p text:style-name="P3"><text:span text:style-name="T41"><text:s text:c="4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